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17in"/>
    </style:style>
    <style:style style:name="co3" style:family="table-column">
      <style:table-column-properties fo:break-before="auto" style:column-width="2.1827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number-columns-repeated="6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2" table:formula="of:=SUM([.F4:.I4])" office:value-type="currency" office:currency="EUR" office:value="337580" calcext:value-type="currency">
            <text:p>337,580.00 EUR</text:p>
          </table:table-cell>
          <table:table-cell table:style-name="ce3"/>
          <table:table-cell table:style-name="ce2" table:formula="of:=SUM([.F4:.K4])" office:value-type="currency" office:currency="EUR" office:value="481260" calcext:value-type="currency">
            <text:p>481,260.00 EUR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([.F10:.F31])" office:value-type="currency" office:currency="EUR" office:value="33560" calcext:value-type="currency">
            <text:p>33,560.00 EUR</text:p>
          </table:table-cell>
          <table:table-cell table:formula="of:=SUM([.G10:.G31])" office:value-type="currency" office:currency="EUR" office:value="71340" calcext:value-type="currency">
            <text:p>71,340.00 EUR</text:p>
          </table:table-cell>
          <table:table-cell table:formula="of:=SUM([.H10:.H31])" office:value-type="currency" office:currency="EUR" office:value="116340" calcext:value-type="currency">
            <text:p>116,340.00 EUR</text:p>
          </table:table-cell>
          <table:table-cell table:formula="of:=SUM([.I10:.I31])" office:value-type="currency" office:currency="EUR" office:value="116340" calcext:value-type="currency">
            <text:p>116,340.00 EUR</text:p>
          </table:table-cell>
          <table:table-cell table:formula="of:=SUM([.J10:.J31])" office:value-type="currency" office:currency="EUR" office:value="72340" calcext:value-type="currency">
            <text:p>72,340.00 EUR</text:p>
          </table:table-cell>
          <table:table-cell table:formula="of:=SUM([.K10:.K31])" office:value-type="currency" office:currency="EUR" office:value="71340" calcext:value-type="currency">
            <text:p>71,340.00 EU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float" office:value="2015" calcext:value-type="float">
            <text:p>2015</text:p>
          </table:table-cell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 Monat</text:p>
          </table:table-cell>
          <table:table-cell/>
          <table:table-cell table:style-name="Default" office:value-type="string" calcext:value-type="string">
            <text:p>Q3 (ab 08)</text:p>
          </table:table-cell>
          <table:table-cell table:style-name="Default" office:value-type="string" calcext:value-type="string">
            <text:p>Q4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Q3</text:p>
          </table:table-cell>
          <table:table-cell table:style-name="Default" office:value-type="string" calcext:value-type="string">
            <text:p>Q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Gehälter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ls</text:p>
          </table:table-cell>
          <table:table-cell office:value-type="currency" office:currency="EUR" office:value="6000" calcext:value-type="currency">
            <text:p>6,000.00 EUR</text:p>
          </table:table-cell>
          <table:table-cell/>
          <table:table-cell table:formula="of:=[.D10]*2" office:value-type="currency" office:currency="EUR" office:value="12000" calcext:value-type="currency">
            <text:p>12,000.00 EUR</text:p>
          </table:table-cell>
          <table:table-cell table:formula="of:=[.D10]*3" office:value-type="currency" office:currency="EUR" office:value="18000" calcext:value-type="currency">
            <text:p>18,000.00 EUR</text:p>
          </table:table-cell>
          <table:table-cell table:formula="of:=[.G10]" office:value-type="currency" office:currency="EUR" office:value="18000" calcext:value-type="currency">
            <text:p>18,000.00 EUR</text:p>
          </table:table-cell>
          <table:table-cell table:formula="of:=[.H10]" office:value-type="currency" office:currency="EUR" office:value="18000" calcext:value-type="currency">
            <text:p>18,000.00 EUR</text:p>
          </table:table-cell>
          <table:table-cell table:formula="of:=[.I10]" office:value-type="currency" office:currency="EUR" office:value="18000" calcext:value-type="currency">
            <text:p>18,000.00 EUR</text:p>
          </table:table-cell>
          <table:table-cell table:formula="of:=[.J10]" office:value-type="currency" office:currency="EUR" office:value="18000" calcext:value-type="currency">
            <text:p>18,000.00 E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bastian</text:p>
          </table:table-cell>
          <table:table-cell office:value-type="currency" office:currency="EUR" office:value="3000" calcext:value-type="currency">
            <text:p>3,000.00 EUR</text:p>
          </table:table-cell>
          <table:table-cell/>
          <table:table-cell table:formula="of:=[.D11]*2" office:value-type="currency" office:currency="EUR" office:value="6000" calcext:value-type="currency">
            <text:p>6,000.00 EUR</text:p>
          </table:table-cell>
          <table:table-cell table:formula="of:=[.D11]*3" office:value-type="currency" office:currency="EUR" office:value="9000" calcext:value-type="currency">
            <text:p>9,000.00 EUR</text:p>
          </table:table-cell>
          <table:table-cell table:formula="of:=[.G11]" office:value-type="currency" office:currency="EUR" office:value="9000" calcext:value-type="currency">
            <text:p>9,000.00 EUR</text:p>
          </table:table-cell>
          <table:table-cell table:formula="of:=[.H11]" office:value-type="currency" office:currency="EUR" office:value="9000" calcext:value-type="currency">
            <text:p>9,000.00 EUR</text:p>
          </table:table-cell>
          <table:table-cell table:formula="of:=[.I11]" office:value-type="currency" office:currency="EUR" office:value="9000" calcext:value-type="currency">
            <text:p>9,000.00 EUR</text:p>
          </table:table-cell>
          <table:table-cell table:formula="of:=[.J11]" office:value-type="currency" office:currency="EUR" office:value="9000" calcext:value-type="currency">
            <text:p>9,000.00 EUR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rmenbetrie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üro</text:p>
          </table:table-cell>
          <table:table-cell office:value-type="currency" office:currency="EUR" office:value="500" calcext:value-type="currency">
            <text:p>500.00 EUR</text:p>
          </table:table-cell>
          <table:table-cell/>
          <table:table-cell table:formula="of:=[.D15]*2" office:value-type="currency" office:currency="EUR" office:value="1000" calcext:value-type="currency">
            <text:p>1,000.00 EUR</text:p>
          </table:table-cell>
          <table:table-cell table:formula="of:=[.D15]*3" office:value-type="currency" office:currency="EUR" office:value="1500" calcext:value-type="currency">
            <text:p>1,500.00 EUR</text:p>
          </table:table-cell>
          <table:table-cell table:formula="of:=[.G15]" office:value-type="currency" office:currency="EUR" office:value="1500" calcext:value-type="currency">
            <text:p>1,500.00 EUR</text:p>
          </table:table-cell>
          <table:table-cell table:formula="of:=[.H15]" office:value-type="currency" office:currency="EUR" office:value="1500" calcext:value-type="currency">
            <text:p>1,500.00 EUR</text:p>
          </table:table-cell>
          <table:table-cell table:formula="of:=[.I15]" office:value-type="currency" office:currency="EUR" office:value="1500" calcext:value-type="currency">
            <text:p>1,500.00 EUR</text:p>
          </table:table-cell>
          <table:table-cell table:formula="of:=[.J15]" office:value-type="currency" office:currency="EUR" office:value="1500" calcext:value-type="currency">
            <text:p>1,500.00 EUR</text:p>
          </table:table-cell>
          <table:table-cell/>
          <table:table-cell table:formula="of:=SUM([.F15:.K15])" office:value-type="float" office:value="8500" calcext:value-type="float">
            <text:p>8500</text:p>
          </table:table-cell>
          <table:table-cell/>
          <table:table-cell table:formula="of:=SUM([.M15:.M20])" office:value-type="float" office:value="20700" calcext:value-type="float">
            <text:p>207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s</text:p>
          </table:table-cell>
          <table:table-cell office:value-type="currency" office:currency="EUR" office:value="300" calcext:value-type="currency">
            <text:p>300.00 EUR</text:p>
          </table:table-cell>
          <table:table-cell/>
          <table:table-cell table:formula="of:=[.D16]*2" office:value-type="currency" office:currency="EUR" office:value="600" calcext:value-type="currency">
            <text:p>600.00 EUR</text:p>
          </table:table-cell>
          <table:table-cell table:formula="of:=[.D16]*3" office:value-type="currency" office:currency="EUR" office:value="900" calcext:value-type="currency">
            <text:p>900.00 EUR</text:p>
          </table:table-cell>
          <table:table-cell table:formula="of:=[.G16]" office:value-type="currency" office:currency="EUR" office:value="900" calcext:value-type="currency">
            <text:p>900.00 EUR</text:p>
          </table:table-cell>
          <table:table-cell table:formula="of:=[.H16]" office:value-type="currency" office:currency="EUR" office:value="900" calcext:value-type="currency">
            <text:p>900.00 EUR</text:p>
          </table:table-cell>
          <table:table-cell table:formula="of:=[.I16]" office:value-type="currency" office:currency="EUR" office:value="900" calcext:value-type="currency">
            <text:p>900.00 EUR</text:p>
          </table:table-cell>
          <table:table-cell table:formula="of:=[.J16]" office:value-type="currency" office:currency="EUR" office:value="900" calcext:value-type="currency">
            <text:p>900.00 EUR</text:p>
          </table:table-cell>
          <table:table-cell/>
          <table:table-cell table:formula="of:=SUM([.F16:.K16])"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currency" office:currency="EUR" office:value="300" calcext:value-type="currency">
            <text:p>300.00 EUR</text:p>
          </table:table-cell>
          <table:table-cell/>
          <table:table-cell table:formula="of:=[.D17]*2" office:value-type="currency" office:currency="EUR" office:value="600" calcext:value-type="currency">
            <text:p>600.00 EUR</text:p>
          </table:table-cell>
          <table:table-cell table:formula="of:=[.D17]*3" office:value-type="currency" office:currency="EUR" office:value="900" calcext:value-type="currency">
            <text:p>900.00 EUR</text:p>
          </table:table-cell>
          <table:table-cell table:formula="of:=[.G17]" office:value-type="currency" office:currency="EUR" office:value="900" calcext:value-type="currency">
            <text:p>900.00 EUR</text:p>
          </table:table-cell>
          <table:table-cell table:formula="of:=[.H17]" office:value-type="currency" office:currency="EUR" office:value="900" calcext:value-type="currency">
            <text:p>900.00 EUR</text:p>
          </table:table-cell>
          <table:table-cell table:formula="of:=[.I17]" office:value-type="currency" office:currency="EUR" office:value="900" calcext:value-type="currency">
            <text:p>900.00 EUR</text:p>
          </table:table-cell>
          <table:table-cell table:formula="of:=[.J17]" office:value-type="currency" office:currency="EUR" office:value="900" calcext:value-type="currency">
            <text:p>900.00 EUR</text:p>
          </table:table-cell>
          <table:table-cell/>
          <table:table-cell table:formula="of:=SUM([.F17:.K17])"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lanz</text:p>
          </table:table-cell>
          <table:table-cell office:value-type="currency" office:currency="EUR" office:value="1000" calcext:value-type="currency">
            <text:p>1,000.00 EUR</text:p>
          </table:table-cell>
          <table:table-cell/>
          <table:table-cell table:formula="of:=[.D18]*1" office:value-type="currency" office:currency="EUR" office:value="1000" calcext:value-type="currency">
            <text:p>1,000.00 EUR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G18]" office:value-type="currency" office:currency="EUR" office:value="0" calcext:value-type="currency">
            <text:p>0.00 EUR</text:p>
          </table:table-cell>
          <table:table-cell table:formula="of:=[.H18]" office:value-type="currency" office:currency="EUR" office:value="0" calcext:value-type="currency">
            <text:p>0.00 EUR</text:p>
          </table:table-cell>
          <table:table-cell table:formula="of:=[.D18]" office:value-type="currency" office:currency="EUR" office:value="1000" calcext:value-type="currency">
            <text:p>1,000.00 EUR</text:p>
          </table:table-cell>
          <table:table-cell office:value-type="currency" office:currency="EUR" office:value="0" calcext:value-type="currency">
            <text:p>0.00 EUR</text:p>
          </table:table-cell>
          <table:table-cell/>
          <table:table-cell table:formula="of:=SUM([.F18:.K18])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ratung (Steuer, Strategie, …)</text:p>
          </table:table-cell>
          <table:table-cell office:value-type="currency" office:currency="EUR" office:value="1000" calcext:value-type="currency">
            <text:p>1,000.00 EUR</text:p>
          </table:table-cell>
          <table:table-cell/>
          <table:table-cell table:formula="of:=[.D19]*2" office:value-type="currency" office:currency="EUR" office:value="2000" calcext:value-type="currency">
            <text:p>2,000.00 EUR</text:p>
          </table:table-cell>
          <table:table-cell table:formula="of:=[.D19]*3" office:value-type="currency" office:currency="EUR" office:value="3000" calcext:value-type="currency">
            <text:p>3,000.00 EUR</text:p>
          </table:table-cell>
          <table:table-cell table:formula="of:=[.G19]" office:value-type="currency" office:currency="EUR" office:value="3000" calcext:value-type="currency">
            <text:p>3,000.00 EUR</text:p>
          </table:table-cell>
          <table:table-cell table:formula="of:=[.H19]" office:value-type="currency" office:currency="EUR" office:value="3000" calcext:value-type="currency">
            <text:p>3,000.00 EUR</text:p>
          </table:table-cell>
          <table:table-cell table:formula="of:=[.I19]" office:value-type="currency" office:currency="EUR" office:value="3000" calcext:value-type="currency">
            <text:p>3,000.00 EUR</text:p>
          </table:table-cell>
          <table:table-cell table:formula="of:=[.J19]" office:value-type="currency" office:currency="EUR" office:value="3000" calcext:value-type="currency">
            <text:p>3,000.00 EU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sekosten</text:p>
          </table:table-cell>
          <table:table-cell office:value-type="currency" office:currency="EUR" office:value="1000" calcext:value-type="currency">
            <text:p>1,000.00 EUR</text:p>
          </table:table-cell>
          <table:table-cell/>
          <table:table-cell table:formula="of:=[.D22]*2" office:value-type="currency" office:currency="EUR" office:value="2000" calcext:value-type="currency">
            <text:p>2,000.00 EUR</text:p>
          </table:table-cell>
          <table:table-cell table:formula="of:=[.D22]*3" office:value-type="currency" office:currency="EUR" office:value="3000" calcext:value-type="currency">
            <text:p>3,000.00 EUR</text:p>
          </table:table-cell>
          <table:table-cell table:formula="of:=[.G22]" office:value-type="currency" office:currency="EUR" office:value="3000" calcext:value-type="currency">
            <text:p>3,000.00 EUR</text:p>
          </table:table-cell>
          <table:table-cell table:formula="of:=[.H22]" office:value-type="currency" office:currency="EUR" office:value="3000" calcext:value-type="currency">
            <text:p>3,000.00 EUR</text:p>
          </table:table-cell>
          <table:table-cell table:formula="of:=[.I22]" office:value-type="currency" office:currency="EUR" office:value="3000" calcext:value-type="currency">
            <text:p>3,000.00 EUR</text:p>
          </table:table-cell>
          <table:table-cell table:formula="of:=[.J22]" office:value-type="currency" office:currency="EUR" office:value="3000" calcext:value-type="currency">
            <text:p>3,000.00 E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words, Werbung</text:p>
          </table:table-cell>
          <table:table-cell office:value-type="currency" office:currency="EUR" office:value="30000" calcext:value-type="currency">
            <text:p>30,000.00 EUR</text:p>
          </table:table-cell>
          <table:table-cell table:style-name="ce1"/>
          <table:table-cell/>
          <table:table-cell table:formula="of:=[.D23]" office:value-type="currency" office:currency="EUR" office:value="30000" calcext:value-type="currency">
            <text:p>30,000.00 EUR</text:p>
          </table:table-cell>
          <table:table-cell table:formula="of:=[.G23]" office:value-type="currency" office:currency="EUR" office:value="30000" calcext:value-type="currency">
            <text:p>30,000.00 EUR</text:p>
          </table:table-cell>
          <table:table-cell table:formula="of:=[.H23]" office:value-type="currency" office:currency="EUR" office:value="30000" calcext:value-type="currency">
            <text:p>30,000.00 EUR</text:p>
          </table:table-cell>
          <table:table-cell table:formula="of:=[.I23]" office:value-type="currency" office:currency="EUR" office:value="30000" calcext:value-type="currency">
            <text:p>30,000.00 EUR</text:p>
          </table:table-cell>
          <table:table-cell table:formula="of:=[.J23]" office:value-type="currency" office:currency="EUR" office:value="30000" calcext:value-type="currency">
            <text:p>30,000.00 E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</text:p>
          </table:table-cell>
          <table:table-cell office:value-type="currency" office:currency="EUR" office:value="5000" calcext:value-type="currency">
            <text:p>5,000.00 EUR</text:p>
          </table:table-cell>
          <table:table-cell table:style-name="ce1"/>
          <table:table-cell table:formula="of:=[.D24]" office:value-type="currency" office:currency="EUR" office:value="5000" calcext:value-type="currency">
            <text:p>5,000.00 EUR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elancer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ocial Media Kanäle / PR</text:p>
          </table:table-cell>
          <table:table-cell table:formula="of:=+21*4*20" office:value-type="currency" office:currency="EUR" office:value="1680" calcext:value-type="currency">
            <text:p>1,680.00 EUR</text:p>
          </table:table-cell>
          <table:table-cell table:style-name="ce1"/>
          <table:table-cell table:formula="of:=[.D27]*2" office:value-type="currency" office:currency="EUR" office:value="3360" calcext:value-type="currency">
            <text:p>3,360.00 EUR</text:p>
          </table:table-cell>
          <table:table-cell table:formula="of:=[.D27]*3" office:value-type="currency" office:currency="EUR" office:value="5040" calcext:value-type="currency">
            <text:p>5,040.00 EUR</text:p>
          </table:table-cell>
          <table:table-cell table:formula="of:=[.G27]" office:value-type="currency" office:currency="EUR" office:value="5040" calcext:value-type="currency">
            <text:p>5,040.00 EUR</text:p>
          </table:table-cell>
          <table:table-cell table:formula="of:=[.H27]" office:value-type="currency" office:currency="EUR" office:value="5040" calcext:value-type="currency">
            <text:p>5,040.00 EUR</text:p>
          </table:table-cell>
          <table:table-cell table:formula="of:=[.I27]" office:value-type="currency" office:currency="EUR" office:value="5040" calcext:value-type="currency">
            <text:p>5,040.00 EUR</text:p>
          </table:table-cell>
          <table:table-cell table:formula="of:=[.J27]" office:value-type="currency" office:currency="EUR" office:value="5040" calcext:value-type="currency">
            <text:p>5,040.00 E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wareentwicklung</text:p>
          </table:table-cell>
          <table:table-cell office:value-type="currency" office:currency="EUR" office:value="10000" calcext:value-type="currency">
            <text:p>10,000.00 EUR</text:p>
          </table:table-cell>
          <table:table-cell table:style-name="ce1"/>
          <table:table-cell table:number-columns-repeated="2"/>
          <table:table-cell table:formula="of:=3*[.D28]" office:value-type="currency" office:currency="EUR" office:value="30000" calcext:value-type="currency">
            <text:p>30,000.00 EUR</text:p>
          </table:table-cell>
          <table:table-cell table:formula="of:=[.H28]" office:value-type="currency" office:currency="EUR" office:value="30000" calcext:value-type="currency">
            <text:p>30,000.00 EU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signer / UX</text:p>
          </table:table-cell>
          <table:table-cell office:value-type="currency" office:currency="EUR" office:value="5000" calcext:value-type="currency">
            <text:p>5,000.00 EUR</text:p>
          </table:table-cell>
          <table:table-cell table:style-name="ce1"/>
          <table:table-cell table:number-columns-repeated="2"/>
          <table:table-cell table:formula="of:=3*[.D29]" office:value-type="currency" office:currency="EUR" office:value="15000" calcext:value-type="currency">
            <text:p>15,000.00 EUR</text:p>
          </table:table-cell>
          <table:table-cell table:formula="of:=[.H29]" office:value-type="currency" office:currency="EUR" office:value="15000" calcext:value-type="currency">
            <text:p>15,000.00 EU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3:50:35.520517143</meta:creation-date>
    <dc:date>2015-05-30T14:30:16.254001886</dc:date>
    <meta:editing-duration>PT24M29S</meta:editing-duration>
    <meta:editing-cycles>3</meta:editing-cycles>
    <meta:generator>LibreOffice/4.2.8.2$Linux_X86_64 LibreOffice_project/420m0$Build-2</meta:generator>
    <meta:document-statistic meta:table-count="1" meta:cell-count="116" meta:object-count="0"/>
  </office:meta>
</office:document-meta>
</file>